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729fc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Default"/>
        <table:table-column table:style-name="co4" table:number-columns-repeated="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Time(useconds)</text:p>
          </table:table-cell>
          <table:table-cell office:value-type="string" calcext:value-type="string">
            <text:p>Force(N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 diff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accel</text:p>
            <text:p>(1st &gt;= 4 in bold)</text:p>
          </table:table-cell>
          <table:table-cell table:style-name="Default" office:value-type="string" calcext:value-type="string">
            <text:p>Time</text:p>
            <text:p>Accumulated</text:p>
          </table:table-cell>
          <table:table-cell table:style-name="Default" office:value-type="string" calcext:value-type="string">
            <text:p>Distance</text:p>
            <text:p>Accumulated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87688" calcext:value-type="float">
            <text:p>3087688</text:p>
          </table:table-cell>
          <table:table-cell office:value-type="float" office:value="0" calcext:value-type="float">
            <text:p>0</text:p>
          </table:table-cell>
          <table:table-cell table:formula="of:=[.A2]*0.0030321" office:value-type="float" office:value="0.030321" calcext:value-type="float">
            <text:p>0,030321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5324" calcext:value-type="float">
            <text:p>3435324</text:p>
          </table:table-cell>
          <table:table-cell office:value-type="float" office:value="0" calcext:value-type="float">
            <text:p>0</text:p>
          </table:table-cell>
          <table:table-cell table:formula="of:=[.A3]*0.0030321" office:value-type="float" office:value="0.030321" calcext:value-type="float">
            <text:p>0,030321</text:p>
          </table:table-cell>
          <table:table-cell table:formula="of:=[.B3]-[.B2]" office:value-type="float" office:value="347636" calcext:value-type="float">
            <text:p>347636</text:p>
          </table:table-cell>
          <table:table-cell table:formula="of:=[.D3]/[.E3]*1000000" office:value-type="float" office:value="0.0872205410256705" calcext:value-type="float">
            <text:p>0,087220541025671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11232" calcext:value-type="float">
            <text:p>3611232</text:p>
          </table:table-cell>
          <table:table-cell office:value-type="float" office:value="0" calcext:value-type="float">
            <text:p>0</text:p>
          </table:table-cell>
          <table:table-cell table:formula="of:=[.A4]*0.0030321" office:value-type="float" office:value="0.030321" calcext:value-type="float">
            <text:p>0,030321</text:p>
          </table:table-cell>
          <table:table-cell table:formula="of:=[.B4]-[.B3]" office:value-type="float" office:value="175908" calcext:value-type="float">
            <text:p>175908</text:p>
          </table:table-cell>
          <table:table-cell table:formula="of:=[.D4]/[.E4]*1000000" office:value-type="float" office:value="0.17236851081247" calcext:value-type="float">
            <text:p>0,17236851081247</text:p>
          </table:table-cell>
          <table:table-cell table:style-name="Default" table:formula="of:=([.F4]-[.F3])/([.B4]/1000000-[.B3]/1000000)" office:value-type="float" office:value="0.484048308131521" calcext:value-type="float">
            <text:p>0,48404830813152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06648" calcext:value-type="float">
            <text:p>3706648</text:p>
          </table:table-cell>
          <table:table-cell office:value-type="float" office:value="0" calcext:value-type="float">
            <text:p>0</text:p>
          </table:table-cell>
          <table:table-cell table:formula="of:=[.A5]*0.0030321" office:value-type="float" office:value="0.030321" calcext:value-type="float">
            <text:p>0,030321</text:p>
          </table:table-cell>
          <table:table-cell table:formula="of:=[.B5]-[.B4]" office:value-type="float" office:value="95416" calcext:value-type="float">
            <text:p>95416</text:p>
          </table:table-cell>
          <table:table-cell table:formula="of:=[.D5]/[.E5]*1000000" office:value-type="float" office:value="0.317776892764316" calcext:value-type="float">
            <text:p>0,317776892764316</text:p>
          </table:table-cell>
          <table:table-cell table:style-name="Default" table:formula="of:=([.F5]-[.F4])/([.B5]/1000000-[.B4]/1000000)" office:value-type="float" office:value="1.52394128816809" calcext:value-type="float">
            <text:p>1,5239412881680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853520" calcext:value-type="float">
            <text:p>3853520</text:p>
          </table:table-cell>
          <table:table-cell office:value-type="float" office:value="0" calcext:value-type="float">
            <text:p>0</text:p>
          </table:table-cell>
          <table:table-cell table:formula="of:=[.A6]*0.0030321" office:value-type="float" office:value="0.030321" calcext:value-type="float">
            <text:p>0,030321</text:p>
          </table:table-cell>
          <table:table-cell table:formula="of:=[.B6]-[.B5]" office:value-type="float" office:value="146872" calcext:value-type="float">
            <text:p>146872</text:p>
          </table:table-cell>
          <table:table-cell table:formula="of:=[.D6]/[.E6]*1000000" office:value-type="float" office:value="0.206445067814151" calcext:value-type="float">
            <text:p>0,206445067814151</text:p>
          </table:table-cell>
          <table:table-cell table:style-name="Default" table:formula="of:=([.F6]-[.F5])/([.B6]/1000000-[.B5]/1000000)" office:value-type="float" office:value="-0.758019397503711" calcext:value-type="float">
            <text:p>-0,75801939750371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35360" calcext:value-type="float">
            <text:p>4035360</text:p>
          </table:table-cell>
          <table:table-cell office:value-type="float" office:value="0" calcext:value-type="float">
            <text:p>0</text:p>
          </table:table-cell>
          <table:table-cell table:formula="of:=[.A7]*0.0030321" office:value-type="float" office:value="0.030321" calcext:value-type="float">
            <text:p>0,030321</text:p>
          </table:table-cell>
          <table:table-cell table:formula="of:=[.B7]-[.B6]" office:value-type="float" office:value="181840" calcext:value-type="float">
            <text:p>181840</text:p>
          </table:table-cell>
          <table:table-cell table:formula="of:=[.D7]/[.E7]*1000000" office:value-type="float" office:value="0.166745490541135" calcext:value-type="float">
            <text:p>0,166745490541135</text:p>
          </table:table-cell>
          <table:table-cell table:style-name="Default" table:formula="of:=([.F7]-[.F6])/([.B7]/1000000-[.B6]/1000000)" office:value-type="float" office:value="-0.218321476424417" calcext:value-type="float">
            <text:p>-0,218321476424417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249500" calcext:value-type="float">
            <text:p>4249500</text:p>
          </table:table-cell>
          <table:table-cell office:value-type="float" office:value="0" calcext:value-type="float">
            <text:p>0</text:p>
          </table:table-cell>
          <table:table-cell table:formula="of:=[.A8]*0.0030321" office:value-type="float" office:value="0.030321" calcext:value-type="float">
            <text:p>0,030321</text:p>
          </table:table-cell>
          <table:table-cell table:formula="of:=[.B8]-[.B7]" office:value-type="float" office:value="214140" calcext:value-type="float">
            <text:p>214140</text:p>
          </table:table-cell>
          <table:table-cell table:formula="of:=[.D8]/[.E8]*1000000" office:value-type="float" office:value="0.141594284113197" calcext:value-type="float">
            <text:p>0,141594284113197</text:p>
          </table:table-cell>
          <table:table-cell table:style-name="Default" table:formula="of:=([.F8]-[.F7])/([.B8]/1000000-[.B7]/1000000)" office:value-type="float" office:value="-0.117452164135323" calcext:value-type="float">
            <text:p>-0,117452164135323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379580" calcext:value-type="float">
            <text:p>4379580</text:p>
          </table:table-cell>
          <table:table-cell office:value-type="float" office:value="0" calcext:value-type="float">
            <text:p>0</text:p>
          </table:table-cell>
          <table:table-cell table:formula="of:=[.A9]*0.0030321" office:value-type="float" office:value="0.030321" calcext:value-type="float">
            <text:p>0,030321</text:p>
          </table:table-cell>
          <table:table-cell table:formula="of:=[.B9]-[.B8]" office:value-type="float" office:value="130080" calcext:value-type="float">
            <text:p>130080</text:p>
          </table:table-cell>
          <table:table-cell table:formula="of:=[.D9]/[.E9]*1000000" office:value-type="float" office:value="0.233095018450184" calcext:value-type="float">
            <text:p>0,233095018450184</text:p>
          </table:table-cell>
          <table:table-cell table:style-name="Default" table:formula="of:=([.F9]-[.F8])/([.B9]/1000000-[.B8]/1000000)" office:value-type="float" office:value="0.703418929404888" calcext:value-type="float">
            <text:p>0,703418929404888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98052" calcext:value-type="float">
            <text:p>4498052</text:p>
          </table:table-cell>
          <table:table-cell office:value-type="float" office:value="0" calcext:value-type="float">
            <text:p>0</text:p>
          </table:table-cell>
          <table:table-cell table:formula="of:=[.A10]*0.0030321" office:value-type="float" office:value="0.030321" calcext:value-type="float">
            <text:p>0,030321</text:p>
          </table:table-cell>
          <table:table-cell table:formula="of:=[.B10]-[.B9]" office:value-type="float" office:value="118472" calcext:value-type="float">
            <text:p>118472</text:p>
          </table:table-cell>
          <table:table-cell table:formula="of:=[.D10]/[.E10]*1000000" office:value-type="float" office:value="0.255933891552434" calcext:value-type="float">
            <text:p>0,255933891552434</text:p>
          </table:table-cell>
          <table:table-cell table:style-name="Default" table:formula="of:=([.F10]-[.F9])/([.B10]/1000000-[.B9]/1000000)" office:value-type="float" office:value="0.192778657423271" calcext:value-type="float">
            <text:p>0,19277865742327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584480" calcext:value-type="float">
            <text:p>4584480</text:p>
          </table:table-cell>
          <table:table-cell office:value-type="float" office:value="0" calcext:value-type="float">
            <text:p>0</text:p>
          </table:table-cell>
          <table:table-cell table:formula="of:=[.A11]*0.0030321" office:value-type="float" office:value="0.030321" calcext:value-type="float">
            <text:p>0,030321</text:p>
          </table:table-cell>
          <table:table-cell table:formula="of:=[.B11]-[.B10]" office:value-type="float" office:value="86428" calcext:value-type="float">
            <text:p>86428</text:p>
          </table:table-cell>
          <table:table-cell table:formula="of:=[.D11]/[.E11]*1000000" office:value-type="float" office:value="0.350823807099551" calcext:value-type="float">
            <text:p>0,350823807099551</text:p>
          </table:table-cell>
          <table:table-cell table:style-name="Default" table:formula="of:=([.F11]-[.F10])/([.B11]/1000000-[.B10]/1000000)" office:value-type="float" office:value="1.09790710819546" calcext:value-type="float">
            <text:p>1,09790710819546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659708" calcext:value-type="float">
            <text:p>4659708</text:p>
          </table:table-cell>
          <table:table-cell office:value-type="float" office:value="0" calcext:value-type="float">
            <text:p>0</text:p>
          </table:table-cell>
          <table:table-cell table:formula="of:=[.A12]*0.0030321" office:value-type="float" office:value="0.030321" calcext:value-type="float">
            <text:p>0,030321</text:p>
          </table:table-cell>
          <table:table-cell table:formula="of:=[.B12]-[.B11]" office:value-type="float" office:value="75228" calcext:value-type="float">
            <text:p>75228</text:p>
          </table:table-cell>
          <table:table-cell table:formula="of:=[.D12]/[.E12]*1000000" office:value-type="float" office:value="0.403054713670442" calcext:value-type="float">
            <text:p>0,403054713670442</text:p>
          </table:table-cell>
          <table:table-cell table:style-name="Default" table:formula="of:=([.F12]-[.F11])/([.B12]/1000000-[.B11]/1000000)" office:value-type="float" office:value="0.694301411321459" calcext:value-type="float">
            <text:p>0,69430141132145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16288" calcext:value-type="float">
            <text:p>4716288</text:p>
          </table:table-cell>
          <table:table-cell office:value-type="float" office:value="0" calcext:value-type="float">
            <text:p>0</text:p>
          </table:table-cell>
          <table:table-cell table:formula="of:=[.A13]*0.0030321" office:value-type="float" office:value="0.030321" calcext:value-type="float">
            <text:p>0,030321</text:p>
          </table:table-cell>
          <table:table-cell table:formula="of:=[.B13]-[.B12]" office:value-type="float" office:value="56580" calcext:value-type="float">
            <text:p>56580</text:p>
          </table:table-cell>
          <table:table-cell table:formula="of:=[.D13]/[.E13]*1000000" office:value-type="float" office:value="0.535896076352068" calcext:value-type="float">
            <text:p>0,535896076352068</text:p>
          </table:table-cell>
          <table:table-cell table:style-name="Default" table:formula="of:=([.F13]-[.F12])/([.B13]/1000000-[.B12]/1000000)" office:value-type="float" office:value="2.34785017111395" calcext:value-type="float">
            <text:p>2,34785017111395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776368" calcext:value-type="float">
            <text:p>4776368</text:p>
          </table:table-cell>
          <table:table-cell office:value-type="float" office:value="0" calcext:value-type="float">
            <text:p>0</text:p>
          </table:table-cell>
          <table:table-cell table:formula="of:=[.A14]*0.0030321" office:value-type="float" office:value="0.030321" calcext:value-type="float">
            <text:p>0,030321</text:p>
          </table:table-cell>
          <table:table-cell table:formula="of:=[.B14]-[.B13]" office:value-type="float" office:value="60080" calcext:value-type="float">
            <text:p>60080</text:p>
          </table:table-cell>
          <table:table-cell table:formula="of:=[.D14]/[.E14]*1000000" office:value-type="float" office:value="0.504677097203728" calcext:value-type="float">
            <text:p>0,504677097203728</text:p>
          </table:table-cell>
          <table:table-cell table:style-name="Default" table:formula="of:=([.F14]-[.F13])/([.B14]/1000000-[.B13]/1000000)" office:value-type="float" office:value="-0.519623487821894" calcext:value-type="float">
            <text:p>-0,51962348782189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21548" calcext:value-type="float">
            <text:p>4821548</text:p>
          </table:table-cell>
          <table:table-cell office:value-type="float" office:value="0" calcext:value-type="float">
            <text:p>0</text:p>
          </table:table-cell>
          <table:table-cell table:formula="of:=[.A15]*0.0030321" office:value-type="float" office:value="0.030321" calcext:value-type="float">
            <text:p>0,030321</text:p>
          </table:table-cell>
          <table:table-cell table:formula="of:=[.B15]-[.B14]" office:value-type="float" office:value="45180" calcext:value-type="float">
            <text:p>45180</text:p>
          </table:table-cell>
          <table:table-cell table:formula="of:=[.D15]/[.E15]*1000000" office:value-type="float" office:value="0.671115537848606" calcext:value-type="float">
            <text:p>0,671115537848606</text:p>
          </table:table-cell>
          <table:table-cell table:style-name="Default" table:formula="of:=([.F15]-[.F14])/([.B15]/1000000-[.B14]/1000000)" office:value-type="float" office:value="3.68389642861612" calcext:value-type="float">
            <text:p>3,68389642861612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874180" calcext:value-type="float">
            <text:p>4874180</text:p>
          </table:table-cell>
          <table:table-cell office:value-type="float" office:value="0" calcext:value-type="float">
            <text:p>0</text:p>
          </table:table-cell>
          <table:table-cell table:formula="of:=[.A16]*0.0030321" office:value-type="float" office:value="0.030321" calcext:value-type="float">
            <text:p>0,030321</text:p>
          </table:table-cell>
          <table:table-cell table:formula="of:=[.B16]-[.B15]" office:value-type="float" office:value="52632" calcext:value-type="float">
            <text:p>52632</text:p>
          </table:table-cell>
          <table:table-cell table:formula="of:=[.D16]/[.E16]*1000000" office:value-type="float" office:value="0.57609439124487" calcext:value-type="float">
            <text:p>0,57609439124487</text:p>
          </table:table-cell>
          <table:table-cell table:style-name="Default" table:formula="of:=([.F16]-[.F15])/([.B16]/1000000-[.B15]/1000000)" office:value-type="float" office:value="-1.80538734237224" calcext:value-type="float">
            <text:p>-1,8053873423722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934736" calcext:value-type="float">
            <text:p>4934736</text:p>
          </table:table-cell>
          <table:table-cell office:value-type="float" office:value="0" calcext:value-type="float">
            <text:p>0</text:p>
          </table:table-cell>
          <table:table-cell table:formula="of:=[.A17]*0.0030321" office:value-type="float" office:value="0.030321" calcext:value-type="float">
            <text:p>0,030321</text:p>
          </table:table-cell>
          <table:table-cell table:formula="of:=[.B17]-[.B16]" office:value-type="float" office:value="60556" calcext:value-type="float">
            <text:p>60556</text:p>
          </table:table-cell>
          <table:table-cell table:formula="of:=[.D17]/[.E17]*1000000" office:value-type="float" office:value="0.500710086531475" calcext:value-type="float">
            <text:p>0,500710086531475</text:p>
          </table:table-cell>
          <table:table-cell table:style-name="Default" table:formula="of:=([.F17]-[.F16])/([.B17]/1000000-[.B16]/1000000)" office:value-type="float" office:value="-1.24486928980439" calcext:value-type="float">
            <text:p>-1,24486928980439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05572" calcext:value-type="float">
            <text:p>5005572</text:p>
          </table:table-cell>
          <table:table-cell office:value-type="float" office:value="0" calcext:value-type="float">
            <text:p>0</text:p>
          </table:table-cell>
          <table:table-cell table:formula="of:=[.A18]*0.0030321" office:value-type="float" office:value="0.030321" calcext:value-type="float">
            <text:p>0,030321</text:p>
          </table:table-cell>
          <table:table-cell table:formula="of:=[.B18]-[.B17]" office:value-type="float" office:value="70836" calcext:value-type="float">
            <text:p>70836</text:p>
          </table:table-cell>
          <table:table-cell table:formula="of:=[.D18]/[.E18]*1000000" office:value-type="float" office:value="0.428045061832966" calcext:value-type="float">
            <text:p>0,428045061832966</text:p>
          </table:table-cell>
          <table:table-cell table:style-name="Default" table:formula="of:=([.F18]-[.F17])/([.B18]/1000000-[.B17]/1000000)" office:value-type="float" office:value="-1.02582055308754" calcext:value-type="float">
            <text:p>-1,0258205530875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64548" calcext:value-type="float">
            <text:p>5064548</text:p>
          </table:table-cell>
          <table:table-cell office:value-type="float" office:value="0" calcext:value-type="float">
            <text:p>0</text:p>
          </table:table-cell>
          <table:table-cell table:formula="of:=[.A19]*0.0030321" office:value-type="float" office:value="0.030321" calcext:value-type="float">
            <text:p>0,030321</text:p>
          </table:table-cell>
          <table:table-cell table:formula="of:=[.B19]-[.B18]" office:value-type="float" office:value="58976" calcext:value-type="float">
            <text:p>58976</text:p>
          </table:table-cell>
          <table:table-cell table:formula="of:=[.D19]/[.E19]*1000000" office:value-type="float" office:value="0.514124389582203" calcext:value-type="float">
            <text:p>0,514124389582203</text:p>
          </table:table-cell>
          <table:table-cell table:style-name="Default" table:formula="of:=([.F19]-[.F18])/([.B19]/1000000-[.B18]/1000000)" office:value-type="float" office:value="1.45956537827652" calcext:value-type="float">
            <text:p>1,45956537827652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09952" calcext:value-type="float">
            <text:p>5109952</text:p>
          </table:table-cell>
          <table:table-cell office:value-type="float" office:value="0" calcext:value-type="float">
            <text:p>0</text:p>
          </table:table-cell>
          <table:table-cell table:formula="of:=[.A20]*0.0030321" office:value-type="float" office:value="0.030321" calcext:value-type="float">
            <text:p>0,030321</text:p>
          </table:table-cell>
          <table:table-cell table:formula="of:=[.B20]-[.B19]" office:value-type="float" office:value="45404" calcext:value-type="float">
            <text:p>45404</text:p>
          </table:table-cell>
          <table:table-cell table:formula="of:=[.D20]/[.E20]*1000000" office:value-type="float" office:value="0.66780459871377" calcext:value-type="float">
            <text:p>0,66780459871377</text:p>
          </table:table-cell>
          <table:table-cell table:style-name="Default" table:formula="of:=([.F20]-[.F19])/([.B20]/1000000-[.B19]/1000000)" office:value-type="float" office:value="3.38472841889631" calcext:value-type="float">
            <text:p>3,38472841889631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164884" calcext:value-type="float">
            <text:p>5164884</text:p>
          </table:table-cell>
          <table:table-cell office:value-type="float" office:value="0" calcext:value-type="float">
            <text:p>0</text:p>
          </table:table-cell>
          <table:table-cell table:formula="of:=[.A21]*0.0030321" office:value-type="float" office:value="0.030321" calcext:value-type="float">
            <text:p>0,030321</text:p>
          </table:table-cell>
          <table:table-cell table:formula="of:=[.B21]-[.B20]" office:value-type="float" office:value="54932" calcext:value-type="float">
            <text:p>54932</text:p>
          </table:table-cell>
          <table:table-cell table:formula="of:=[.D21]/[.E21]*1000000" office:value-type="float" office:value="0.551973348867691" calcext:value-type="float">
            <text:p>0,551973348867691</text:p>
          </table:table-cell>
          <table:table-cell table:style-name="Default" table:formula="of:=([.F21]-[.F20])/([.B21]/1000000-[.B20]/1000000)" office:value-type="float" office:value="-2.10862975762905" calcext:value-type="float">
            <text:p>-2,10862975762905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20724" calcext:value-type="float">
            <text:p>5220724</text:p>
          </table:table-cell>
          <table:table-cell office:value-type="float" office:value="0" calcext:value-type="float">
            <text:p>0</text:p>
          </table:table-cell>
          <table:table-cell table:formula="of:=[.A22]*0.0030321" office:value-type="float" office:value="0.030321" calcext:value-type="float">
            <text:p>0,030321</text:p>
          </table:table-cell>
          <table:table-cell table:formula="of:=[.B22]-[.B21]" office:value-type="float" office:value="55840" calcext:value-type="float">
            <text:p>55840</text:p>
          </table:table-cell>
          <table:table-cell table:formula="of:=[.D22]/[.E22]*1000000" office:value-type="float" office:value="0.542997851002865" calcext:value-type="float">
            <text:p>0,542997851002865</text:p>
          </table:table-cell>
          <table:table-cell table:style-name="Default" table:formula="of:=([.F22]-[.F21])/([.B22]/1000000-[.B21]/1000000)" office:value-type="float" office:value="-0.160735993281262" calcext:value-type="float">
            <text:p>-0,160735993281262</text:p>
          </table:table-cell>
          <table:table-cell office:value-type="string" calcext:value-type="string">
            <text:p>Use blue cells to calculate segments</text:p>
          </table:table-cell>
          <table:table-cell/>
          <table:table-cell table:style-name="ce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80340" calcext:value-type="float">
            <text:p>5280340</text:p>
          </table:table-cell>
          <table:table-cell office:value-type="float" office:value="0" calcext:value-type="float">
            <text:p>0</text:p>
          </table:table-cell>
          <table:table-cell table:formula="of:=[.A23]*0.0030321" office:value-type="float" office:value="0.030321" calcext:value-type="float">
            <text:p>0,030321</text:p>
          </table:table-cell>
          <table:table-cell table:formula="of:=[.B23]-[.B22]" office:value-type="float" office:value="59616" calcext:value-type="float">
            <text:p>59616</text:p>
          </table:table-cell>
          <table:table-cell table:formula="of:=[.D23]/[.E23]*1000000" office:value-type="float" office:value="0.508605072463768" calcext:value-type="float">
            <text:p>0,508605072463768</text:p>
          </table:table-cell>
          <table:table-cell table:style-name="Default" table:formula="of:=([.F23]-[.F22])/([.B23]/1000000-[.B22]/1000000)" office:value-type="float" office:value="-0.5769051687315" calcext:value-type="float">
            <text:p>-0,5769051687315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42240" calcext:value-type="float">
            <text:p>5342240</text:p>
          </table:table-cell>
          <table:table-cell office:value-type="float" office:value="0" calcext:value-type="float">
            <text:p>0</text:p>
          </table:table-cell>
          <table:table-cell table:formula="of:=[.A24]*0.0030321" office:value-type="float" office:value="0.030321" calcext:value-type="float">
            <text:p>0,030321</text:p>
          </table:table-cell>
          <table:table-cell table:formula="of:=[.B24]-[.B23]" office:value-type="float" office:value="61900" calcext:value-type="float">
            <text:p>61900</text:p>
          </table:table-cell>
          <table:table-cell table:formula="of:=[.D24]/[.E24]*1000000" office:value-type="float" office:value="0.48983844911147" calcext:value-type="float">
            <text:p>0,48983844911147</text:p>
          </table:table-cell>
          <table:table-cell table:style-name="Default" table:formula="of:=([.F24]-[.F23])/([.B24]/1000000-[.B23]/1000000)" office:value-type="float" office:value="-0.303176467726944" calcext:value-type="float">
            <text:p>-0,303176467726944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385416" calcext:value-type="float">
            <text:p>5385416</text:p>
          </table:table-cell>
          <table:table-cell office:value-type="float" office:value="0" calcext:value-type="float">
            <text:p>0</text:p>
          </table:table-cell>
          <table:table-cell table:formula="of:=[.A25]*0.0030321" office:value-type="float" office:value="0.030321" calcext:value-type="float">
            <text:p>0,030321</text:p>
          </table:table-cell>
          <table:table-cell table:formula="of:=[.B25]-[.B24]" office:value-type="float" office:value="43176" calcext:value-type="float">
            <text:p>43176</text:p>
          </table:table-cell>
          <table:table-cell table:style-name="ce2" table:formula="of:=[.D25]/[.E25]*1000000" office:value-type="float" office:value="0.702265147304058" calcext:value-type="float">
            <text:p>0,702265147304058</text:p>
          </table:table-cell>
          <table:table-cell table:style-name="ce3" table:formula="of:=([.F25]-[.F24])/([.B25]/1000000-[.B24]/1000000)" office:value-type="float" office:value="4.9200180237305" calcext:value-type="float">
            <text:p>4,92001802373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37424" calcext:value-type="float">
            <text:p>5437424</text:p>
          </table:table-cell>
          <table:table-cell office:value-type="float" office:value="0" calcext:value-type="float">
            <text:p>0</text:p>
          </table:table-cell>
          <table:table-cell table:formula="of:=[.A26]*0.0030321" office:value-type="float" office:value="0.030321" calcext:value-type="float">
            <text:p>0,030321</text:p>
          </table:table-cell>
          <table:table-cell table:formula="of:=[.B26]-[.B25]" office:value-type="float" office:value="52008" calcext:value-type="float">
            <text:p>52008</text:p>
          </table:table-cell>
          <table:table-cell table:style-name="ce2" table:formula="of:=[.D26]/[.E26]*1000000" office:value-type="float" office:value="0.583006460544532" calcext:value-type="float">
            <text:p>0,583006460544532</text:p>
          </table:table-cell>
          <table:table-cell table:formula="of:=([.F26]-[.F25])/([.B26]/1000000-[.B25]/1000000)" office:value-type="float" office:value="-2.29308350175986" calcext:value-type="float">
            <text:p>-2,29308350175986</text:p>
          </table:table-cell>
          <table:table-cell table:formula="of:=[.H25]+[.E26]" office:value-type="float" office:value="52008" calcext:value-type="float">
            <text:p>52008</text:p>
          </table:table-cell>
          <table:table-cell table:formula="of:=[.I25]+[.D26]" office:value-type="float" office:value="0.030321" calcext:value-type="float">
            <text:p>0,03032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495412" calcext:value-type="float">
            <text:p>5495412</text:p>
          </table:table-cell>
          <table:table-cell office:value-type="float" office:value="0" calcext:value-type="float">
            <text:p>0</text:p>
          </table:table-cell>
          <table:table-cell table:formula="of:=[.A27]*0.0030321" office:value-type="float" office:value="0.030321" calcext:value-type="float">
            <text:p>0,030321</text:p>
          </table:table-cell>
          <table:table-cell table:formula="of:=[.B27]-[.B26]" office:value-type="float" office:value="57988" calcext:value-type="float">
            <text:p>57988</text:p>
          </table:table-cell>
          <table:table-cell table:style-name="ce2" table:formula="of:=[.D27]/[.E27]*1000000" office:value-type="float" office:value="0.522884044974822" calcext:value-type="float">
            <text:p>0,522884044974822</text:p>
          </table:table-cell>
          <table:table-cell table:formula="of:=([.F27]-[.F26])/([.B27]/1000000-[.B26]/1000000)" office:value-type="float" office:value="-1.03680788386751" calcext:value-type="float">
            <text:p>-1,03680788386751</text:p>
          </table:table-cell>
          <table:table-cell table:formula="of:=[.H26]+[.E27]" office:value-type="float" office:value="109996" calcext:value-type="float">
            <text:p>109996</text:p>
          </table:table-cell>
          <table:table-cell table:formula="of:=[.I26]+[.D27]" office:value-type="float" office:value="0.060642" calcext:value-type="float">
            <text:p>0,06064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52908" calcext:value-type="float">
            <text:p>5552908</text:p>
          </table:table-cell>
          <table:table-cell office:value-type="float" office:value="0" calcext:value-type="float">
            <text:p>0</text:p>
          </table:table-cell>
          <table:table-cell table:formula="of:=[.A28]*0.0030321" office:value-type="float" office:value="0.030321" calcext:value-type="float">
            <text:p>0,030321</text:p>
          </table:table-cell>
          <table:table-cell table:formula="of:=[.B28]-[.B27]" office:value-type="float" office:value="57496" calcext:value-type="float">
            <text:p>57496</text:p>
          </table:table-cell>
          <table:table-cell table:style-name="ce2" table:formula="of:=[.D28]/[.E28]*1000000" office:value-type="float" office:value="0.527358424933908" calcext:value-type="float">
            <text:p>0,527358424933908</text:p>
          </table:table-cell>
          <table:table-cell table:formula="of:=([.F28]-[.F27])/([.B28]/1000000-[.B27]/1000000)" office:value-type="float" office:value="0.0778207172513919" calcext:value-type="float">
            <text:p>0,077820717251392</text:p>
          </table:table-cell>
          <table:table-cell table:formula="of:=[.H27]+[.E28]" office:value-type="float" office:value="167492" calcext:value-type="float">
            <text:p>167492</text:p>
          </table:table-cell>
          <table:table-cell table:formula="of:=[.I27]+[.D28]" office:value-type="float" office:value="0.090963" calcext:value-type="float">
            <text:p>0,09096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15584" calcext:value-type="float">
            <text:p>5615584</text:p>
          </table:table-cell>
          <table:table-cell office:value-type="float" office:value="0" calcext:value-type="float">
            <text:p>0</text:p>
          </table:table-cell>
          <table:table-cell table:formula="of:=[.A29]*0.0030321" office:value-type="float" office:value="0.030321" calcext:value-type="float">
            <text:p>0,030321</text:p>
          </table:table-cell>
          <table:table-cell table:formula="of:=[.B29]-[.B28]" office:value-type="float" office:value="62676" calcext:value-type="float">
            <text:p>62676</text:p>
          </table:table-cell>
          <table:table-cell table:style-name="ce2" table:formula="of:=[.D29]/[.E29]*1000000" office:value-type="float" office:value="0.483773693279724" calcext:value-type="float">
            <text:p>0,483773693279724</text:p>
          </table:table-cell>
          <table:table-cell table:formula="of:=([.F29]-[.F28])/([.B29]/1000000-[.B28]/1000000)" office:value-type="float" office:value="-0.695397467199316" calcext:value-type="float">
            <text:p>-0,695397467199316</text:p>
          </table:table-cell>
          <table:table-cell table:formula="of:=[.H28]+[.E29]" office:value-type="float" office:value="230168" calcext:value-type="float">
            <text:p>230168</text:p>
          </table:table-cell>
          <table:table-cell table:formula="of:=[.I28]+[.D29]" office:value-type="float" office:value="0.121284" calcext:value-type="float">
            <text:p>0,12128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53116" calcext:value-type="float">
            <text:p>5653116</text:p>
          </table:table-cell>
          <table:table-cell office:value-type="float" office:value="0" calcext:value-type="float">
            <text:p>0</text:p>
          </table:table-cell>
          <table:table-cell table:formula="of:=[.A30]*0.0030321" office:value-type="float" office:value="0.030321" calcext:value-type="float">
            <text:p>0,030321</text:p>
          </table:table-cell>
          <table:table-cell table:formula="of:=[.B30]-[.B29]" office:value-type="float" office:value="37532" calcext:value-type="float">
            <text:p>37532</text:p>
          </table:table-cell>
          <table:table-cell table:style-name="ce2" table:formula="of:=[.D30]/[.E30]*1000000" office:value-type="float" office:value="0.807870617073431" calcext:value-type="float">
            <text:p>0,807870617073431</text:p>
          </table:table-cell>
          <table:table-cell table:formula="of:=([.F30]-[.F29])/([.B30]/1000000-[.B29]/1000000)" office:value-type="float" office:value="8.63521591691648" calcext:value-type="float">
            <text:p>8,63521591691648</text:p>
          </table:table-cell>
          <table:table-cell table:formula="of:=[.H29]+[.E30]" office:value-type="float" office:value="267700" calcext:value-type="float">
            <text:p>267700</text:p>
          </table:table-cell>
          <table:table-cell table:formula="of:=[.I29]+[.D30]" office:value-type="float" office:value="0.151605" calcext:value-type="float">
            <text:p>0,15160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93476" calcext:value-type="float">
            <text:p>5693476</text:p>
          </table:table-cell>
          <table:table-cell office:value-type="float" office:value="0" calcext:value-type="float">
            <text:p>0</text:p>
          </table:table-cell>
          <table:table-cell table:formula="of:=[.A31]*0.0030321" office:value-type="float" office:value="0.030321" calcext:value-type="float">
            <text:p>0,030321</text:p>
          </table:table-cell>
          <table:table-cell table:formula="of:=[.B31]-[.B30]" office:value-type="float" office:value="40360" calcext:value-type="float">
            <text:p>40360</text:p>
          </table:table-cell>
          <table:table-cell table:style-name="ce2" table:formula="of:=[.D31]/[.E31]*1000000" office:value-type="float" office:value="0.751263627353816" calcext:value-type="float">
            <text:p>0,751263627353816</text:p>
          </table:table-cell>
          <table:table-cell table:formula="of:=([.F31]-[.F30])/([.B31]/1000000-[.B30]/1000000)" office:value-type="float" office:value="-1.40255177699738" calcext:value-type="float">
            <text:p>-1,40255177699738</text:p>
          </table:table-cell>
          <table:table-cell table:formula="of:=[.H30]+[.E31]" office:value-type="float" office:value="308060" calcext:value-type="float">
            <text:p>308060</text:p>
          </table:table-cell>
          <table:table-cell table:formula="of:=[.I30]+[.D31]" office:value-type="float" office:value="0.181926" calcext:value-type="float">
            <text:p>0,18192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39008" calcext:value-type="float">
            <text:p>5739008</text:p>
          </table:table-cell>
          <table:table-cell office:value-type="float" office:value="0" calcext:value-type="float">
            <text:p>0</text:p>
          </table:table-cell>
          <table:table-cell table:formula="of:=[.A32]*0.0030321" office:value-type="float" office:value="0.030321" calcext:value-type="float">
            <text:p>0,030321</text:p>
          </table:table-cell>
          <table:table-cell table:formula="of:=[.B32]-[.B31]" office:value-type="float" office:value="45532" calcext:value-type="float">
            <text:p>45532</text:p>
          </table:table-cell>
          <table:table-cell table:style-name="ce2" table:formula="of:=[.D32]/[.E32]*1000000" office:value-type="float" office:value="0.665927259949047" calcext:value-type="float">
            <text:p>0,665927259949047</text:p>
          </table:table-cell>
          <table:table-cell table:formula="of:=([.F32]-[.F31])/([.B32]/1000000-[.B31]/1000000)" office:value-type="float" office:value="-1.87420643513945" calcext:value-type="float">
            <text:p>-1,87420643513945</text:p>
          </table:table-cell>
          <table:table-cell table:formula="of:=[.H31]+[.E32]" office:value-type="float" office:value="353592" calcext:value-type="float">
            <text:p>353592</text:p>
          </table:table-cell>
          <table:table-cell table:formula="of:=[.I31]+[.D32]" office:value-type="float" office:value="0.212247" calcext:value-type="float">
            <text:p>0,21224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80668" calcext:value-type="float">
            <text:p>5780668</text:p>
          </table:table-cell>
          <table:table-cell office:value-type="float" office:value="0" calcext:value-type="float">
            <text:p>0</text:p>
          </table:table-cell>
          <table:table-cell table:formula="of:=[.A33]*0.0030321" office:value-type="float" office:value="0.030321" calcext:value-type="float">
            <text:p>0,030321</text:p>
          </table:table-cell>
          <table:table-cell table:formula="of:=[.B33]-[.B32]" office:value-type="float" office:value="41660" calcext:value-type="float">
            <text:p>41660</text:p>
          </table:table-cell>
          <table:table-cell table:style-name="ce2" table:formula="of:=[.D33]/[.E33]*1000000" office:value-type="float" office:value="0.727820451272204" calcext:value-type="float">
            <text:p>0,727820451272204</text:p>
          </table:table-cell>
          <table:table-cell table:formula="of:=([.F33]-[.F32])/([.B33]/1000000-[.B32]/1000000)" office:value-type="float" office:value="1.4856742996437" calcext:value-type="float">
            <text:p>1,4856742996437</text:p>
          </table:table-cell>
          <table:table-cell table:formula="of:=[.H32]+[.E33]" office:value-type="float" office:value="395252" calcext:value-type="float">
            <text:p>395252</text:p>
          </table:table-cell>
          <table:table-cell table:formula="of:=[.I32]+[.D33]" office:value-type="float" office:value="0.242568" calcext:value-type="float">
            <text:p>0,24256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20604" calcext:value-type="float">
            <text:p>5820604</text:p>
          </table:table-cell>
          <table:table-cell office:value-type="float" office:value="0" calcext:value-type="float">
            <text:p>0</text:p>
          </table:table-cell>
          <table:table-cell table:formula="of:=[.A34]*0.0030321" office:value-type="float" office:value="0.030321" calcext:value-type="float">
            <text:p>0,030321</text:p>
          </table:table-cell>
          <table:table-cell table:formula="of:=[.B34]-[.B33]" office:value-type="float" office:value="39936" calcext:value-type="float">
            <text:p>39936</text:p>
          </table:table-cell>
          <table:table-cell table:style-name="ce2" table:formula="of:=[.D34]/[.E34]*1000000" office:value-type="float" office:value="0.759239783653846" calcext:value-type="float">
            <text:p>0,759239783653846</text:p>
          </table:table-cell>
          <table:table-cell table:formula="of:=([.F34]-[.F33])/([.B34]/1000000-[.B33]/1000000)" office:value-type="float" office:value="0.786742096896097" calcext:value-type="float">
            <text:p>0,786742096896097</text:p>
          </table:table-cell>
          <table:table-cell table:formula="of:=[.H33]+[.E34]" office:value-type="float" office:value="435188" calcext:value-type="float">
            <text:p>435188</text:p>
          </table:table-cell>
          <table:table-cell table:formula="of:=[.I33]+[.D34]" office:value-type="float" office:value="0.272889" calcext:value-type="float">
            <text:p>0,27288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64928" calcext:value-type="float">
            <text:p>5864928</text:p>
          </table:table-cell>
          <table:table-cell office:value-type="float" office:value="0" calcext:value-type="float">
            <text:p>0</text:p>
          </table:table-cell>
          <table:table-cell table:formula="of:=[.A35]*0.0030321" office:value-type="float" office:value="0.030321" calcext:value-type="float">
            <text:p>0,030321</text:p>
          </table:table-cell>
          <table:table-cell table:formula="of:=[.B35]-[.B34]" office:value-type="float" office:value="44324" calcext:value-type="float">
            <text:p>44324</text:p>
          </table:table-cell>
          <table:table-cell table:style-name="ce2" table:formula="of:=[.D35]/[.E35]*1000000" office:value-type="float" office:value="0.684076346900099" calcext:value-type="float">
            <text:p>0,684076346900099</text:p>
          </table:table-cell>
          <table:table-cell table:formula="of:=([.F35]-[.F34])/([.B35]/1000000-[.B34]/1000000)" office:value-type="float" office:value="-1.69577287144092" calcext:value-type="float">
            <text:p>-1,69577287144092</text:p>
          </table:table-cell>
          <table:table-cell table:formula="of:=[.H34]+[.E35]" office:value-type="float" office:value="479512" calcext:value-type="float">
            <text:p>479512</text:p>
          </table:table-cell>
          <table:table-cell table:formula="of:=[.I34]+[.D35]" office:value-type="float" office:value="0.30321" calcext:value-type="float">
            <text:p>0,3032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09096" calcext:value-type="float">
            <text:p>5909096</text:p>
          </table:table-cell>
          <table:table-cell office:value-type="float" office:value="0" calcext:value-type="float">
            <text:p>0</text:p>
          </table:table-cell>
          <table:table-cell table:formula="of:=[.A36]*0.0030321" office:value-type="float" office:value="0.030321" calcext:value-type="float">
            <text:p>0,030321</text:p>
          </table:table-cell>
          <table:table-cell table:formula="of:=[.B36]-[.B35]" office:value-type="float" office:value="44168" calcext:value-type="float">
            <text:p>44168</text:p>
          </table:table-cell>
          <table:table-cell table:style-name="ce2" table:formula="of:=[.D36]/[.E36]*1000000" office:value-type="float" office:value="0.686492483245789" calcext:value-type="float">
            <text:p>0,686492483245789</text:p>
          </table:table-cell>
          <table:table-cell table:formula="of:=([.F36]-[.F35])/([.B36]/1000000-[.B35]/1000000)" office:value-type="float" office:value="0.0547033224436128" calcext:value-type="float">
            <text:p>0,054703322443613</text:p>
          </table:table-cell>
          <table:table-cell table:formula="of:=[.H35]+[.E36]" office:value-type="float" office:value="523680" calcext:value-type="float">
            <text:p>523680</text:p>
          </table:table-cell>
          <table:table-cell table:formula="of:=[.I35]+[.D36]" office:value-type="float" office:value="0.333531" calcext:value-type="float">
            <text:p>0,33353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3924" calcext:value-type="float">
            <text:p>5943924</text:p>
          </table:table-cell>
          <table:table-cell office:value-type="float" office:value="0" calcext:value-type="float">
            <text:p>0</text:p>
          </table:table-cell>
          <table:table-cell table:formula="of:=[.A37]*0.0030321" office:value-type="float" office:value="0.030321" calcext:value-type="float">
            <text:p>0,030321</text:p>
          </table:table-cell>
          <table:table-cell table:formula="of:=[.B37]-[.B36]" office:value-type="float" office:value="34828" calcext:value-type="float">
            <text:p>34828</text:p>
          </table:table-cell>
          <table:table-cell table:style-name="ce2" table:formula="of:=[.D37]/[.E37]*1000000" office:value-type="float" office:value="0.870592626622258" calcext:value-type="float">
            <text:p>0,870592626622258</text:p>
          </table:table-cell>
          <table:table-cell table:formula="of:=([.F37]-[.F36])/([.B37]/1000000-[.B36]/1000000)" office:value-type="float" office:value="5.28598091697682" calcext:value-type="float">
            <text:p>5,28598091697682</text:p>
          </table:table-cell>
          <table:table-cell table:formula="of:=[.H36]+[.E37]" office:value-type="float" office:value="558508" calcext:value-type="float">
            <text:p>558508</text:p>
          </table:table-cell>
          <table:table-cell table:formula="of:=[.I36]+[.D37]" office:value-type="float" office:value="0.363852" calcext:value-type="float">
            <text:p>0,36385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81216" calcext:value-type="float">
            <text:p>5981216</text:p>
          </table:table-cell>
          <table:table-cell office:value-type="float" office:value="0" calcext:value-type="float">
            <text:p>0</text:p>
          </table:table-cell>
          <table:table-cell table:formula="of:=[.A38]*0.0030321" office:value-type="float" office:value="0.030321" calcext:value-type="float">
            <text:p>0,030321</text:p>
          </table:table-cell>
          <table:table-cell table:formula="of:=[.B38]-[.B37]" office:value-type="float" office:value="37292" calcext:value-type="float">
            <text:p>37292</text:p>
          </table:table-cell>
          <table:table-cell table:style-name="ce2" table:formula="of:=[.D38]/[.E38]*1000000" office:value-type="float" office:value="0.813069827308806" calcext:value-type="float">
            <text:p>0,813069827308806</text:p>
          </table:table-cell>
          <table:table-cell table:formula="of:=([.F38]-[.F37])/([.B38]/1000000-[.B37]/1000000)" office:value-type="float" office:value="-1.54249703189563" calcext:value-type="float">
            <text:p>-1,54249703189563</text:p>
          </table:table-cell>
          <table:table-cell table:formula="of:=[.H37]+[.E38]" office:value-type="float" office:value="595800" calcext:value-type="float">
            <text:p>595800</text:p>
          </table:table-cell>
          <table:table-cell table:formula="of:=[.I37]+[.D38]" office:value-type="float" office:value="0.394173" calcext:value-type="float">
            <text:p>0,39417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22012" calcext:value-type="float">
            <text:p>6022012</text:p>
          </table:table-cell>
          <table:table-cell office:value-type="float" office:value="0" calcext:value-type="float">
            <text:p>0</text:p>
          </table:table-cell>
          <table:table-cell table:formula="of:=[.A39]*0.0030321" office:value-type="float" office:value="0.030321" calcext:value-type="float">
            <text:p>0,030321</text:p>
          </table:table-cell>
          <table:table-cell table:formula="of:=[.B39]-[.B38]" office:value-type="float" office:value="40796" calcext:value-type="float">
            <text:p>40796</text:p>
          </table:table-cell>
          <table:table-cell table:style-name="ce2" table:formula="of:=[.D39]/[.E39]*1000000" office:value-type="float" office:value="0.743234630846161" calcext:value-type="float">
            <text:p>0,743234630846161</text:p>
          </table:table-cell>
          <table:table-cell table:formula="of:=([.F39]-[.F38])/([.B39]/1000000-[.B38]/1000000)" office:value-type="float" office:value="-1.71181479710374" calcext:value-type="float">
            <text:p>-1,71181479710374</text:p>
          </table:table-cell>
          <table:table-cell table:formula="of:=[.H38]+[.E39]" office:value-type="float" office:value="636596" calcext:value-type="float">
            <text:p>636596</text:p>
          </table:table-cell>
          <table:table-cell table:formula="of:=[.I38]+[.D39]" office:value-type="float" office:value="0.424494" calcext:value-type="float">
            <text:p>0,42449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70708" calcext:value-type="float">
            <text:p>6070708</text:p>
          </table:table-cell>
          <table:table-cell office:value-type="float" office:value="0" calcext:value-type="float">
            <text:p>0</text:p>
          </table:table-cell>
          <table:table-cell table:formula="of:=[.A40]*0.0030321" office:value-type="float" office:value="0.030321" calcext:value-type="float">
            <text:p>0,030321</text:p>
          </table:table-cell>
          <table:table-cell table:formula="of:=[.B40]-[.B39]" office:value-type="float" office:value="48696" calcext:value-type="float">
            <text:p>48696</text:p>
          </table:table-cell>
          <table:table-cell table:style-name="ce2" table:formula="of:=[.D40]/[.E40]*1000000" office:value-type="float" office:value="0.622658945293248" calcext:value-type="float">
            <text:p>0,622658945293248</text:p>
          </table:table-cell>
          <table:table-cell table:formula="of:=([.F40]-[.F39])/([.B40]/1000000-[.B39]/1000000)" office:value-type="float" office:value="-2.47609014196062" calcext:value-type="float">
            <text:p>-2,47609014196062</text:p>
          </table:table-cell>
          <table:table-cell table:formula="of:=[.H39]+[.E40]" office:value-type="float" office:value="685292" calcext:value-type="float">
            <text:p>685292</text:p>
          </table:table-cell>
          <table:table-cell table:formula="of:=[.I39]+[.D40]" office:value-type="float" office:value="0.454815" calcext:value-type="float">
            <text:p>0,45481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19172" calcext:value-type="float">
            <text:p>6119172</text:p>
          </table:table-cell>
          <table:table-cell office:value-type="float" office:value="0" calcext:value-type="float">
            <text:p>0</text:p>
          </table:table-cell>
          <table:table-cell table:formula="of:=[.A41]*0.0030321" office:value-type="float" office:value="0.030321" calcext:value-type="float">
            <text:p>0,030321</text:p>
          </table:table-cell>
          <table:table-cell table:formula="of:=[.B41]-[.B40]" office:value-type="float" office:value="48464" calcext:value-type="float">
            <text:p>48464</text:p>
          </table:table-cell>
          <table:table-cell table:style-name="ce2" table:formula="of:=[.D41]/[.E41]*1000000" office:value-type="float" office:value="0.625639650049521" calcext:value-type="float">
            <text:p>0,625639650049521</text:p>
          </table:table-cell>
          <table:table-cell table:formula="of:=([.F41]-[.F40])/([.B41]/1000000-[.B40]/1000000)" office:value-type="float" office:value="0.0615034820954405" calcext:value-type="float">
            <text:p>0,061503482095441</text:p>
          </table:table-cell>
          <table:table-cell table:formula="of:=[.H40]+[.E41]" office:value-type="float" office:value="733756" calcext:value-type="float">
            <text:p>733756</text:p>
          </table:table-cell>
          <table:table-cell table:formula="of:=[.I40]+[.D41]" office:value-type="float" office:value="0.485136" calcext:value-type="float">
            <text:p>0,485136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175256" calcext:value-type="float">
            <text:p>6175256</text:p>
          </table:table-cell>
          <table:table-cell office:value-type="float" office:value="0" calcext:value-type="float">
            <text:p>0</text:p>
          </table:table-cell>
          <table:table-cell table:formula="of:=[.A42]*0.0030321" office:value-type="float" office:value="0.030321" calcext:value-type="float">
            <text:p>0,030321</text:p>
          </table:table-cell>
          <table:table-cell table:formula="of:=[.B42]-[.B41]" office:value-type="float" office:value="56084" calcext:value-type="float">
            <text:p>56084</text:p>
          </table:table-cell>
          <table:table-cell table:style-name="ce2" table:formula="of:=[.D42]/[.E42]*1000000" office:value-type="float" office:value="0.540635475358391" calcext:value-type="float">
            <text:p>0,540635475358391</text:p>
          </table:table-cell>
          <table:table-cell table:formula="of:=([.F42]-[.F41])/([.B42]/1000000-[.B41]/1000000)" office:value-type="float" office:value="-1.51565820360762" calcext:value-type="float">
            <text:p>-1,51565820360762</text:p>
          </table:table-cell>
          <table:table-cell table:formula="of:=[.H41]+[.E42]" office:value-type="float" office:value="789840" calcext:value-type="float">
            <text:p>789840</text:p>
          </table:table-cell>
          <table:table-cell table:formula="of:=[.I41]+[.D42]" office:value-type="float" office:value="0.515457" calcext:value-type="float">
            <text:p>0,51545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30636" calcext:value-type="float">
            <text:p>6230636</text:p>
          </table:table-cell>
          <table:table-cell office:value-type="float" office:value="0" calcext:value-type="float">
            <text:p>0</text:p>
          </table:table-cell>
          <table:table-cell table:formula="of:=[.A43]*0.0030321" office:value-type="float" office:value="0.030321" calcext:value-type="float">
            <text:p>0,030321</text:p>
          </table:table-cell>
          <table:table-cell table:formula="of:=[.B43]-[.B42]" office:value-type="float" office:value="55380" calcext:value-type="float">
            <text:p>55380</text:p>
          </table:table-cell>
          <table:table-cell table:style-name="ce2" table:formula="of:=[.D43]/[.E43]*1000000" office:value-type="float" office:value="0.54750812567714" calcext:value-type="float">
            <text:p>0,54750812567714</text:p>
          </table:table-cell>
          <table:table-cell table:formula="of:=([.F43]-[.F42])/([.B43]/1000000-[.B42]/1000000)" office:value-type="float" office:value="0.124099861299184" calcext:value-type="float">
            <text:p>0,124099861299184</text:p>
          </table:table-cell>
          <table:table-cell table:formula="of:=[.H42]+[.E43]" office:value-type="float" office:value="845220" calcext:value-type="float">
            <text:p>845220</text:p>
          </table:table-cell>
          <table:table-cell table:formula="of:=[.I42]+[.D43]" office:value-type="float" office:value="0.545778" calcext:value-type="float">
            <text:p>0,54577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84932" calcext:value-type="float">
            <text:p>6284932</text:p>
          </table:table-cell>
          <table:table-cell office:value-type="float" office:value="0" calcext:value-type="float">
            <text:p>0</text:p>
          </table:table-cell>
          <table:table-cell table:formula="of:=[.A44]*0.0030321" office:value-type="float" office:value="0.030321" calcext:value-type="float">
            <text:p>0,030321</text:p>
          </table:table-cell>
          <table:table-cell table:formula="of:=[.B44]-[.B43]" office:value-type="float" office:value="54296" calcext:value-type="float">
            <text:p>54296</text:p>
          </table:table-cell>
          <table:table-cell table:style-name="ce2" table:formula="of:=[.D44]/[.E44]*1000000" office:value-type="float" office:value="0.558438927361132" calcext:value-type="float">
            <text:p>0,558438927361132</text:p>
          </table:table-cell>
          <table:table-cell table:formula="of:=([.F44]-[.F43])/([.B44]/1000000-[.B43]/1000000)" office:value-type="float" office:value="0.201318728524969" calcext:value-type="float">
            <text:p>0,201318728524969</text:p>
          </table:table-cell>
          <table:table-cell table:formula="of:=[.H43]+[.E44]" office:value-type="float" office:value="899516" calcext:value-type="float">
            <text:p>899516</text:p>
          </table:table-cell>
          <table:table-cell table:formula="of:=[.I43]+[.D44]" office:value-type="float" office:value="0.576099" calcext:value-type="float">
            <text:p>0,57609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352144" calcext:value-type="float">
            <text:p>6352144</text:p>
          </table:table-cell>
          <table:table-cell office:value-type="float" office:value="0" calcext:value-type="float">
            <text:p>0</text:p>
          </table:table-cell>
          <table:table-cell table:formula="of:=[.A45]*0.0030321" office:value-type="float" office:value="0.030321" calcext:value-type="float">
            <text:p>0,030321</text:p>
          </table:table-cell>
          <table:table-cell table:formula="of:=[.B45]-[.B44]" office:value-type="float" office:value="67212" calcext:value-type="float">
            <text:p>67212</text:p>
          </table:table-cell>
          <table:table-cell table:style-name="ce2" table:formula="of:=[.D45]/[.E45]*1000000" office:value-type="float" office:value="0.45112479914301" calcext:value-type="float">
            <text:p>0,45112479914301</text:p>
          </table:table-cell>
          <table:table-cell table:formula="of:=([.F45]-[.F44])/([.B45]/1000000-[.B44]/1000000)" office:value-type="float" office:value="-1.59665131551095" calcext:value-type="float">
            <text:p>-1,59665131551095</text:p>
          </table:table-cell>
          <table:table-cell table:formula="of:=[.H44]+[.E45]" office:value-type="float" office:value="966728" calcext:value-type="float">
            <text:p>966728</text:p>
          </table:table-cell>
          <table:table-cell table:formula="of:=[.I44]+[.D45]" office:value-type="float" office:value="0.60642" calcext:value-type="float">
            <text:p>0,6064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445352" calcext:value-type="float">
            <text:p>6445352</text:p>
          </table:table-cell>
          <table:table-cell office:value-type="float" office:value="0" calcext:value-type="float">
            <text:p>0</text:p>
          </table:table-cell>
          <table:table-cell table:formula="of:=[.A46]*0.0030321" office:value-type="float" office:value="0.030321" calcext:value-type="float">
            <text:p>0,030321</text:p>
          </table:table-cell>
          <table:table-cell table:formula="of:=[.B46]-[.B45]" office:value-type="float" office:value="93208" calcext:value-type="float">
            <text:p>93208</text:p>
          </table:table-cell>
          <table:table-cell table:style-name="ce2" table:formula="of:=[.D46]/[.E46]*1000000" office:value-type="float" office:value="0.325304694875976" calcext:value-type="float">
            <text:p>0,325304694875976</text:p>
          </table:table-cell>
          <table:table-cell table:formula="of:=([.F46]-[.F45])/([.B46]/1000000-[.B45]/1000000)" office:value-type="float" office:value="-1.34988524876657" calcext:value-type="float">
            <text:p>-1,34988524876657</text:p>
          </table:table-cell>
          <table:table-cell table:formula="of:=[.H45]+[.E46]" office:value-type="float" office:value="1059936" calcext:value-type="float">
            <text:p>1059936</text:p>
          </table:table-cell>
          <table:table-cell table:formula="of:=[.I45]+[.D46]" office:value-type="float" office:value="0.636741" calcext:value-type="float">
            <text:p>0,63674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647580" calcext:value-type="float">
            <text:p>6647580</text:p>
          </table:table-cell>
          <table:table-cell office:value-type="float" office:value="0" calcext:value-type="float">
            <text:p>0</text:p>
          </table:table-cell>
          <table:table-cell table:formula="of:=[.A47]*0.0030321" office:value-type="float" office:value="0.030321" calcext:value-type="float">
            <text:p>0,030321</text:p>
          </table:table-cell>
          <table:table-cell table:formula="of:=[.B47]-[.B46]" office:value-type="float" office:value="202228" calcext:value-type="float">
            <text:p>202228</text:p>
          </table:table-cell>
          <table:table-cell table:style-name="ce2" table:formula="of:=[.D47]/[.E47]*1000000" office:value-type="float" office:value="0.149934727139664" calcext:value-type="float">
            <text:p>0,149934727139664</text:p>
          </table:table-cell>
          <table:table-cell table:formula="of:=([.F47]-[.F46])/([.B47]/1000000-[.B46]/1000000)" office:value-type="float" office:value="-0.867189349330025" calcext:value-type="float">
            <text:p>-0,867189349330025</text:p>
          </table:table-cell>
          <table:table-cell table:formula="of:=[.H46]+[.E47]" office:value-type="float" office:value="1262164" calcext:value-type="float">
            <text:p>1262164</text:p>
          </table:table-cell>
          <table:table-cell table:formula="of:=[.I46]+[.D47]" office:value-type="float" office:value="0.667062" calcext:value-type="float">
            <text:p>0,6670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2:36:29.116484101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3:26:10.639442659</dc:date>
    <meta:editing-duration>PT39M56S</meta:editing-duration>
    <meta:editing-cycles>11</meta:editing-cycles>
    <meta:generator>LibreOffice/7.0.4.2$Linux_X86_64 LibreOffice_project/00$Build-2</meta:generator>
    <meta:document-statistic meta:table-count="1" meta:cell-count="374" meta:object-count="0"/>
  </office:meta>
</office:document-meta>
</file>